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914cm" fo:margin-left="-0.208cm" table:align="left" style:writing-mode="lr-tb"/>
    </style:style>
    <style:style style:name="Таблица1.A" style:family="table-column">
      <style:table-column-properties style:column-width="4.193cm"/>
    </style:style>
    <style:style style:name="Таблица1.B" style:family="table-column">
      <style:table-column-properties style:column-width="13.72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524cm" fo:margin-left="-0.208cm" table:align="left" style:writing-mode="lr-tb"/>
    </style:style>
    <style:style style:name="Таблица2.A" style:family="table-column">
      <style:table-column-properties style:column-width="3.942cm"/>
    </style:style>
    <style:style style:name="Таблица2.B" style:family="table-column">
      <style:table-column-properties style:column-width="2.898cm"/>
    </style:style>
    <style:style style:name="Таблица2.C" style:family="table-column">
      <style:table-column-properties style:column-width="2.72cm"/>
    </style:style>
    <style:style style:name="Таблица2.D" style:family="table-column">
      <style:table-column-properties style:column-width="4.383cm"/>
    </style:style>
    <style:style style:name="Таблица2.E" style:family="table-column">
      <style:table-column-properties style:column-width="3.58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text-line-through-style="solid" style:text-line-through-type="single"/>
    </style:style>
    <style:style style:name="P4" style:family="paragraph" style:parent-style-name="Standard">
      <style:paragraph-properties fo:text-align="center" style:justify-single-word="false"/>
      <style:text-properties officeooo:rsid="00093b78" officeooo:paragraph-rsid="00093b78"/>
    </style:style>
    <style:style style:name="P5" style:family="paragraph" style:parent-style-name="Standard">
      <style:paragraph-properties fo:text-align="center" style:justify-single-word="false" fo:keep-with-next="always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Text_20_body">
      <style:paragraph-properties fo:margin-left="0cm" fo:margin-right="0cm" fo:orphans="0" fo:widows="0" fo:text-indent="0cm" style:auto-text-indent="false"/>
    </style:style>
    <style:style style:name="P9" style:family="paragraph" style:parent-style-name="Text_20_body">
      <style:paragraph-properties fo:margin-left="0cm" fo:margin-right="0cm" fo:orphans="0" fo:widows="0" fo:text-indent="0cm" style:auto-text-indent="false"/>
      <style:text-properties fo:letter-spacing="-0.004cm"/>
    </style:style>
    <style:style style:name="P10" style:family="paragraph" style:parent-style-name="Text_20_body">
      <style:paragraph-properties fo:margin-left="0cm" fo:margin-right="0cm" fo:orphans="0" fo:widows="0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0cm" fo:margin-right="0cm" fo:orphans="0" fo:widows="0" fo:text-indent="0cm" style:auto-text-indent="false" style:snap-to-layout-grid="false"/>
      <style:text-properties fo:language="en" fo:country="US"/>
    </style:style>
    <style:style style:name="P12" style:family="paragraph" style:parent-style-name="Text_20_body">
      <style:paragraph-properties fo:margin-left="0cm" fo:margin-right="0cm" fo:orphans="0" fo:widows="0" fo:text-indent="0cm" style:auto-text-indent="false"/>
      <style:text-properties style:text-line-through-style="solid" style:text-line-through-type="single" fo:background-color="#ffff00"/>
    </style:style>
    <style:style style:name="P13" style:family="paragraph" style:parent-style-name="Text_20_body">
      <style:paragraph-properties fo:margin-left="0cm" fo:margin-right="0cm" fo:orphans="0" fo:widows="0" fo:text-indent="0cm" style:auto-text-indent="false" fo:break-before="page"/>
    </style:style>
    <style:style style:name="P14" style:family="paragraph" style:parent-style-name="Style23">
      <style:paragraph-properties fo:margin-left="0cm" fo:margin-right="0cm" fo:margin-top="0.212cm" fo:margin-bottom="0.212cm" loext:contextual-spacing="false" fo:orphans="2" fo:widows="2" fo:text-indent="1cm" style:auto-text-indent="false"/>
      <style:text-properties fo:color="#000000" fo:language="en" fo:country="US"/>
    </style:style>
    <style:style style:name="P15" style:family="paragraph" style:parent-style-name="Text_20_body">
      <style:paragraph-properties fo:margin-left="0cm" fo:margin-right="0cm" fo:orphans="0" fo:widows="0" fo:text-indent="0cm" style:auto-text-indent="false"/>
    </style:style>
    <style:style style:name="P16" style:family="paragraph" style:parent-style-name="Standard" style:list-style-name="WW8Num1"/>
    <style:style style:name="P17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WW8Num1">
      <style:paragraph-properties fo:break-before="page"/>
      <style:text-properties officeooo:paragraph-rsid="0009c28a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09e889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font-weight="normal" style:font-weight-asian="normal"/>
    </style:style>
    <style:style style:name="T2" style:family="text">
      <style:text-properties fo:letter-spacing="-0.004cm"/>
    </style:style>
    <style:style style:name="T3" style:family="text">
      <style:text-properties fo:letter-spacing="-0.004cm" officeooo:rsid="0009e889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fo:letter-spacing="-0.004cm"/>
    </style:style>
    <style:style style:name="T8" style:family="text">
      <style:text-properties style:text-line-through-style="solid" style:text-line-through-type="single" fo:letter-spacing="-0.004cm" fo:language="en" fo:country="US"/>
    </style:style>
    <style:style style:name="T9" style:family="text">
      <style:text-properties style:text-line-through-style="solid" style:text-line-through-type="single" fo:font-weight="bold" style:font-weight-asian="bold"/>
    </style:style>
    <style:style style:name="T10" style:family="text">
      <style:text-properties fo:language="ru" fo:country="RU"/>
    </style:style>
    <style:style style:name="T11" style:family="text">
      <style:text-properties fo:language="none" fo:country="none"/>
    </style:style>
    <style:style style:name="T12" style:family="text">
      <style:text-properties fo:language="none" fo:country="none" officeooo:rsid="00087594"/>
    </style:style>
    <style:style style:name="T13" style:family="text">
      <style:text-properties fo:language="none" fo:country="none" officeooo:rsid="0009e889"/>
    </style:style>
    <style:style style:name="T14" style:family="text">
      <style:text-properties officeooo:rsid="00087594"/>
    </style:style>
    <style:style style:name="T15" style:family="text">
      <style:text-properties style:font-name="Times New Roman"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7" style:family="text">
      <style:text-properties style:font-name="Times New Roman"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6">МИНИСТЕРСТВО НАУКИ <text:s/>И ВЫСШЕГО</text:span><text:span text:style-name="T15"> </text:span><text:span text:style-name="T16">ОБРАЗОВАНИЯ РОССИЙСКОЙ ФЕДЕРАЦИ</text:span><text:span text:style-name="T17">И</text:span></text:p>
      <text:p text:style-name="P23">федеральное государственное АВТОНОМНОЕ образовательное учреждение высшего <text:s/>образования</text:p>
      <text:p text:style-name="P24">«Национальный исследовательский ядерный университет «МИФИ»</text:p>
      <text:p text:style-name="P21">Обнинский институт атомной энергетики </text:p>
      <text:p text:style-name="P17">Отделение интеллектуальных кибернетических систе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ИНДИВИДУАЛЬНЫЙ ПРОЕКТ</text:p>
      <text:p text:style-name="P18">по дисциплине «Управление данными»</text:p>
      <text:p text:style-name="P18">на тему «<text:span text:style-name="T12">Разработка базы данных для учета </text:span><text:span text:style-name="T13">БВС</text:span><text:span text:style-name="T12"> в Российской Федерации</text:span>»</text:p>
      <text:p text:style-name="P1"/>
      <text:p text:style-name="P1"/>
      <text:p text:style-name="P1"/>
      <text:p text:style-name="P1"/>
      <text:p text:style-name="Standard">Подписи:</text:p>
      <text:p text:style-name="P6">Исполнитель</text:p>
      <text:p text:style-name="P6">студент гр. ИС-Б<text:span text:style-name="T12">17</text:span><text:tab/> <text:s text:c="11"/><text:tab/> <text:s text:c="4"/>__________________<text:tab/> <text:s text:c="5"/><text:span text:style-name="T14">В. Ю</text:span>. <text:span text:style-name="T14">Петренко</text:span></text:p>
      <text:p text:style-name="P6"/>
      <text:p text:style-name="P6">Принял</text:p>
      <text:p text:style-name="P6"><text:span text:style-name="T14">к.ф.-м.н., доцент</text:span><text:tab/><text:tab/> <text:s text:c="16"/>__________________<text:tab/> <text:s text:c="5"/><text:span text:style-name="T14">Б. В. Качанов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Обнинск, <text:span text:style-name="T11">2019</text:span></text:p>
      <text:list xml:id="list2265445000" text:style-name="WW8Num1">
        <text:list-item>
          <text:p text:style-name="P20">Содержание;</text:p>
        </text:list-item>
        <text:list-item>
          <text:p text:style-name="P20">Обозначения и сокращения;</text:p>
        </text:list-item>
      </text:list>
      <text:p text:style-name="P7">Раздел <text:span text:style-name="T5">1. Анализ предметной области</text:span> должен включать в себя:</text:p>
      <text:p text:style-name="P9"/>
      <text:p text:style-name="P9">1) общую характеристику предметной области (предприятия, организации, области деятельности и т.п.);</text:p>
      <text:p text:style-name="P9">2) указание основного пользователя (например, должностного лица) и его задач;</text:p>
      <text:p text:style-name="P8"><text:span text:style-name="T2">3)</text:span><text:span text:style-name="T3"> </text:span><text:span text:style-name="T2">4) текстовое описание задачи, раскрывающее ее структурную схему;</text:span></text:p>
      <text:p text:style-name="P9">5) формы объективного существования информации – информационные объекты, на которые имеются ссылки в структурной модели и в текстовом описании задачи;</text:p>
      <text:p text:style-name="P9">6) требования к базе данных, сформулированные так, чтобы было четко понятно, как описанная задача будет выполняться с применением базы данных;</text:p>
      <text:p text:style-name="P8">7) перечень сущностей и их атрибутов в табличном виде, например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Сущность</text:p>
          </table:table-cell>
          <table:table-cell table:style-name="Таблица1.B1" office:value-type="string">
            <text:p text:style-name="P9">Атрибуты</text:p>
          </table:table-cell>
        </table:table-row>
        <table:table-row table:style-name="Таблица1.1">
          <table:table-cell table:style-name="Таблица1.A1" office:value-type="string">
            <text:p text:style-name="P9">СТУДЕНТ</text:p>
          </table:table-cell>
          <table:table-cell table:style-name="Таблица1.B1" office:value-type="string">
            <text:p text:style-name="P9">Номер студбилета, Фамилия, Имя, отчество, Дата рождения, Пол, домашний адрес</text:p>
          </table:table-cell>
        </table:table-row>
      </table:table>
      <text:p text:style-name="P9"/>
      <text:p text:style-name="P8">Обсуждаемый проект постановления предполагает, что при регистрации заявитель будет подавать заявление в единственном экземпляре, указывая следующие данные:</text:p>
      <text:p text:style-name="P8"/>
      <text:p text:style-name="P8">- Страна-изготовитель БПЛА;</text:p>
      <text:p text:style-name="P8"/>
      <text:p text:style-name="P8">- тип (присвоенное изготовителем название);</text:p>
      <text:p text:style-name="P8"/>
      <text:p text:style-name="P8">- серийный номер;</text:p>
      <text:p text:style-name="P8"/>
      <text:p text:style-name="P8">- год изготовления;</text:p>
      <text:p text:style-name="P8"/>
      <text:p text:style-name="P8">- назначение (военное, гражданское);</text:p>
      <text:p text:style-name="P8"/>
      <text:p text:style-name="P8">- наименование или ФИО изготовителя БПЛА самостоятельной постройки;</text:p>
      <text:p text:style-name="P8"/>
      <text:p text:style-name="P8">- максимальная взлетная масса;</text:p>
      <text:p text:style-name="P8"/>
      <text:p text:style-name="P8">- тип и количество двигателей;</text:p>
      <text:p text:style-name="P8"/>
      <text:p text:style-name="P8">- мощность двигателя;</text:p>
      <text:p text:style-name="P8"/>
      <text:p text:style-name="P8">- документ, подтверждающий приобретение БПЛА (при ввозе из-за рубежа);</text:p>
      <text:p text:style-name="P8"/>
      <text:p text:style-name="P8">- документ, подтверждающий изготовление БПЛА (при его изготовлении);</text:p>
      <text:p text:style-name="P8"/>
      <text:p text:style-name="P8">- личные данные заявителя - физического или юридического лица: ФИО, паспортные данные, адрес местонахождения, номер телефона, основной номер госрегистрации и ИНН (при наличии).</text:p>
      <text:p text:style-name="P8"/>
      <text:p text:style-name="P13">Раздел <text:span text:style-name="T5">2. Концептуальная модель </text:span>должен содержать диаграмму «сущность-связь» в выбранной нотации с указанием всех сущностей, атрибутов, ключей, связей с указанием названия, мощности и полноты. Схема должна быть нормализована. Реализация связей может быть выполнена на уровне физической модели, но может быть показана и на диаграмме «сущность-связь» (по желанию автора модели)</text:p>
      <text:p text:style-name="P8"/>
      <text:p text:style-name="P8"/>
      <text:p text:style-name="P13">Раздел <text:span text:style-name="T5">3. Физическая модель</text:span> должен содержать таблицы доменов и отношений следующего формата: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>Атрибут</text:p>
          </table:table-cell>
          <table:table-cell table:style-name="Таблица2.A1" office:value-type="string">
            <text:p text:style-name="P8">Имя поля</text:p>
          </table:table-cell>
          <table:table-cell table:style-name="Таблица2.A1" office:value-type="string">
            <text:p text:style-name="P8">Тип поля</text:p>
          </table:table-cell>
          <table:table-cell table:style-name="Таблица2.A1" office:value-type="string">
            <text:p text:style-name="P8">Ограничения</text:p>
          </table:table-cell>
          <table:table-cell table:style-name="Таблица2.E1" office:value-type="string">
            <text:p text:style-name="P8">Роль атрибута</text:p>
          </table:table-cell>
        </table:table-row>
        <table:table-row table:style-name="Таблица2.1">
          <table:table-cell table:style-name="Таблица2.A1" office:value-type="string">
            <text:p text:style-name="P8">Номер студбилета</text:p>
          </table:table-cell>
          <table:table-cell table:style-name="Таблица2.A1" office:value-type="string">
            <text:p text:style-name="P10">ID_Student</text:p>
          </table:table-cell>
          <table:table-cell table:style-name="Таблица2.A1" office:value-type="string">
            <text:p text:style-name="P10">Integer</text:p>
          </table:table-cell>
          <table:table-cell table:style-name="Таблица2.A1" office:value-type="string">
            <text:p text:style-name="P10">Not Null, &gt;0</text:p>
          </table:table-cell>
          <table:table-cell table:style-name="Таблица2.E1" office:value-type="string">
            <text:p text:style-name="P8">Первичный ключ</text:p>
          </table:table-cell>
        </table:table-row>
        <table:table-row table:style-name="Таблица2.1">
          <table:table-cell table:style-name="Таблица2.A1" office:value-type="string">
            <text:p text:style-name="P8">Год рождения</text:p>
          </table:table-cell>
          <table:table-cell table:style-name="Таблица2.A1" office:value-type="string">
            <text:p text:style-name="P10">Birthday_Year</text:p>
          </table:table-cell>
          <table:table-cell table:style-name="Таблица2.A1" office:value-type="string">
            <text:p text:style-name="P10">Integer</text:p>
          </table:table-cell>
          <table:table-cell table:style-name="Таблица2.A1" office:value-type="string">
            <text:p text:style-name="P8"><text:span text:style-name="T4">[</text:span>1900<text:span text:style-name="T4">; </text:span>текущий год<text:span text:style-name="T4">]</text:span></text:p>
          </table:table-cell>
          <table:table-cell table:style-name="Таблица2.E1" office:value-type="string">
            <text:p text:style-name="P11"/>
          </table:table-cell>
        </table:table-row>
        <table:table-row table:style-name="Таблица2.1">
          <table:table-cell table:style-name="Таблица2.A1" office:value-type="string">
            <text:p text:style-name="P8">Шифр группы</text:p>
          </table:table-cell>
          <table:table-cell table:style-name="Таблица2.A1" office:value-type="string">
            <text:p text:style-name="P10">ID_Group</text:p>
          </table:table-cell>
          <table:table-cell table:style-name="Таблица2.A1" office:value-type="string">
            <text:p text:style-name="P8"><text:span text:style-name="T4">Char </text:span>(10)</text:p>
          </table:table-cell>
          <table:table-cell table:style-name="Таблица2.A1" office:value-type="string">
            <text:p text:style-name="P8"><text:span text:style-name="T4">CCC</text:span>-<text:span text:style-name="T4">XNN</text:span>, где <text:span text:style-name="T4">C</text:span> – символ, <text:span text:style-name="T4">X</text:span> – символ ‘Б’, ‘С’, ‘М’, <text:span text:style-name="T4">N</text:span> - цифра</text:p>
          </table:table-cell>
          <table:table-cell table:style-name="Таблица2.E1" office:value-type="string">
            <text:p text:style-name="P8">Внешний ключ</text:p>
          </table:table-cell>
        </table:table-row>
      </table:table>
      <text:p text:style-name="P8"/>
      <text:p text:style-name="Standard"><text:span text:style-name="T6">Раздел </text:span><text:span text:style-name="T9">4. Триггеры целостности и встроенные процедуры</text:span><text:span text:style-name="T6"> должен содержать коды соответствующих элементов или скриншоты их организации в используемой средстве разработки</text:span></text:p>
      <text:p text:style-name="P3"/>
      <text:p text:style-name="P2"><text:span text:style-name="T6">Раздел </text:span><text:span text:style-name="T9">5. Архитектура и пользовательский интерфейс </text:span><text:span text:style-name="T6">должен содержать описание архитектуры БД, представленной в виде структурной схемы использованного и созданного программного обеспечения, и основные скриншоты пользовательского интерфейса БД</text:span></text:p>
      <text:p text:style-name="P12"/>
      <text:p text:style-name="P2"/>
      <text:p text:style-name="P7">В <text:span text:style-name="T5">Списке использованных источников </text:span>приводятся все литературные источники, включая источники информации, использованные при анализе предметной области. На каждый источник в тексте отчета должна быть ссылка.</text:p>
      <text:p text:style-name="P2"/>
      <text:p text:style-name="P2"><text:a xlink:type="simple" xlink:href="https://postgrespro.ru/docs/" text:style-name="Internet_20_link" text:visited-style-name="Visited_20_Internet_20_Link">https://postgrespro.ru/docs/</text:a></text:p>
      <text:p text:style-name="P2"><text:a xlink:type="simple" xlink:href="https://profpv.ru/zakon-o-bespilotnikah-v-rf-nuzhno-li-reg/" text:style-name="Internet_20_link" text:visited-style-name="Visited_20_Internet_20_Link">https://profpv.ru/zakon-o-bespilotnikah-v-rf-nuzhno-li-reg/</text:a></text:p>
      <text:p text:style-name="P2"><text:a xlink:type="simple" xlink:href="https://www.favt.ru/poryadok-ispolzovaniya-bespilotnyh-vozdychnih-sudov/" text:style-name="Internet_20_link" text:visited-style-name="Visited_20_Internet_20_Link">https://www.favt.ru/poryadok-ispolzovaniya-bespilotnyh-vozdychnih-sudov/</text:a></text:p>
      <text:p text:style-name="P2"/>
      <text:p text:style-name="P7">В <text:span text:style-name="T5">Приложении </text:span>приводятся дополнительные материалы, полученные в ходе обследования предметной области, а также программные коды (<text:span text:style-name="T4">SQL - </text:span><text:span text:style-name="T10">запросы</text:span>)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nos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orphans="2" fo:widows="2" fo:text-indent="0.7cm" style:auto-text-indent="false" style:text-autospace="ideograph-alpha"/>
      <style:text-properties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Style23" style:family="paragraph" style:parent-style-name="Standard"/>
    <style:style style:name="_20_Знак_20_Знак_20_Знак_20_Знак" style:display-name=" Знак Знак Знак Знак" style:family="paragraph" style:parent-style-name="Standard">
      <style:paragraph-properties fo:margin-left="0cm" fo:margin-right="0cm" fo:margin-top="0cm" fo:margin-bottom="0.282cm" loext:contextual-spacing="false" fo:line-height="0.423cm" fo:text-align="justify" style:justify-single-word="false" fo:orphans="2" fo:widows="2" fo:text-indent="1.251cm" style:auto-text-indent="false" fo:keep-with-next="always" style:text-autospace="ideograph-alpha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color="#000000" fo:letter-spacing="-0.004cm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ont_20_Style134" style:display-name="Font Style134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5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VK</meta:initial-creator>
    <meta:creation-date>2017-09-07T07:47:00</meta:creation-date>
    <dc:date>2019-12-03T13:35:27.634848575</dc:date>
    <meta:editing-cycles>9</meta:editing-cycles>
    <meta:editing-duration>PT36M3S</meta:editing-duration>
    <meta:generator>LibreOffice/6.2.6.2$Linux_X86_64 LibreOffice_project/20$Build-2</meta:generator>
    <meta:document-statistic meta:table-count="2" meta:image-count="0" meta:object-count="0" meta:page-count="8" meta:paragraph-count="68" meta:word-count="461" meta:character-count="3793" meta:non-whitespace-character-count="3348"/>
  </office:meta>
</office:document-meta>
</file>